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3889in" fo:margin-left="-0.125in" fo:margin-top="0in" fo:margin-bottom="0in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0.2396in"/>
    </style:style>
    <style:style style:name="Table2.B" style:family="table-column">
      <style:table-column-properties style:column-width="1.7569in"/>
    </style:style>
    <style:style style:name="Table2.C" style:family="table-column">
      <style:table-column-properties style:column-width="0.3125in"/>
    </style:style>
    <style:style style:name="Table2.D" style:family="table-column">
      <style:table-column-properties style:column-width="1.875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0.8333in"/>
    </style:style>
    <style:style style:name="Table2.G" style:family="table-column">
      <style:table-column-properties style:column-width="0.434in"/>
    </style:style>
    <style:style style:name="Table2.1" style:family="table-row">
      <style:table-row-properties style:min-row-height="0.3493in"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0.309in"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D6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G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0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0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1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1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4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6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6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D16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G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3729in" fo:margin-left="-0.1285in" table:align="left" style:writing-mode="lr-tb"/>
    </style:style>
    <style:style style:name="Table11.A" style:family="table-column">
      <style:table-column-properties style:column-width="3.2674in"/>
    </style:style>
    <style:style style:name="Table11.B" style:family="table-column">
      <style:table-column-properties style:column-width="3.1056in"/>
    </style:style>
    <style:style style:name="Table11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cb0a5" officeooo:paragraph-rsid="006cb0a5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e0a59" officeooo:paragraph-rsid="006e0a59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62bea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ebb02" officeooo:paragraph-rsid="006ebb02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ec00f" officeooo:paragraph-rsid="006ec00f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.08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00%">
        <style:tab-stops>
          <style:tab-stop style:position="2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>
        <style:tab-stops>
          <style:tab-stop style:position="2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fo:font-size="12pt" officeooo:paragraph-rsid="0085af3c" style:font-size-asian="12pt" style:font-size-complex="12pt"/>
    </style:style>
    <style:style style:name="P12" style:family="paragraph" style:parent-style-name="Standard">
      <style:paragraph-properties fo:margin-top="0.9165in" fo:margin-bottom="0in" loext:contextual-spacing="false" fo:line-height="108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a9c612" officeooo:paragraph-rsid="00a9c612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9165in" fo:margin-bottom="0in" loext:contextual-spacing="false" fo:line-height="108%"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ac28ea" officeooo:paragraph-rsid="00ac28e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.916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ac28ea" officeooo:paragraph-rsid="00ac28e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a0af1" officeooo:paragraph-rsid="001a0af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85af3c" style:font-size-asian="12pt" style:font-size-complex="12pt"/>
    </style:style>
    <style:style style:name="P1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" fo:font-size="12pt" officeooo:rsid="0075fb0f" officeooo:paragraph-rsid="0085af3c" style:font-size-asian="12pt" style:font-size-complex="12pt"/>
    </style:style>
    <style:style style:name="P20" style:family="paragraph" style:parent-style-name="Standard">
      <style:paragraph-properties fo:margin-left="0.8126in" fo:margin-right="0in" fo:line-height="100%" fo:text-indent="0in" style:auto-text-indent="false"/>
      <style:text-properties style:font-name="Times New Roman" fo:font-size="12pt" style:font-size-asian="12pt" style:font-name-complex="Calibri1" style:font-size-complex="12pt"/>
    </style:style>
    <style:style style:name="P21" style:family="paragraph" style:parent-style-name="Standard">
      <style:paragraph-properties fo:margin-left="0.8126in" fo:margin-right="0in" fo:line-height="100%" fo:text-indent="0in" style:auto-text-indent="false">
        <style:tab-stops>
          <style:tab-stop style:position="2in"/>
        </style:tab-stops>
      </style:paragraph-properties>
      <style:text-properties style:font-name="Times New Roman" fo:font-size="12pt" style:font-size-asian="12pt" style:font-name-complex="Calibri1" style:font-size-complex="12pt"/>
    </style:style>
    <style:style style:name="P22" style:family="paragraph" style:parent-style-name="Standard">
      <style:paragraph-properties fo:margin-left="0.8126in" fo:margin-right="0in" fo:line-height="100%" fo:text-indent="0in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.8126in" fo:margin-right="0in" fo:line-height="100%" fo:text-indent="0in" style:auto-text-indent="false">
        <style:tab-stops>
          <style:tab-stop style:position="2in"/>
        </style:tab-stops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85af3c" style:font-size-asian="12pt" style:font-size-complex="12pt"/>
    </style:style>
    <style:style style:name="P25" style:family="paragraph" style:parent-style-name="Table_20_Contents">
      <style:paragraph-properties fo:margin-top="0in" fo:margin-bottom="0.0319in" loext:contextual-spacing="false" fo:text-align="center" style:justify-single-word="false"/>
      <style:text-properties style:font-name="Times New Roman" fo:font-size="12pt" officeooo:rsid="0075fb0f" officeooo:paragraph-rsid="0085af3c" style:font-size-asian="12pt" style:font-size-complex="12pt"/>
    </style:style>
    <style:style style:name="P26" style:family="paragraph" style:parent-style-name="Standard" style:master-page-name="Standard">
      <style:paragraph-properties fo:margin-top="0in" fo:margin-bottom="0.1665in" loext:contextual-spacing="false"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name-complex="Calibri1" style:font-size-complex="12pt" style:font-weight-complex="bold"/>
    </style:style>
    <style:style style:name="P27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62bea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62bea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-complex="Calibri1"/>
    </style:style>
    <style:style style:name="T2" style:family="text">
      <style:text-properties officeooo:rsid="001092ea" style:font-name-complex="Calibri1"/>
    </style:style>
    <style:style style:name="T3" style:family="text">
      <style:text-properties officeooo:rsid="0010953e" style:font-name-complex="Calibri1"/>
    </style:style>
    <style:style style:name="T4" style:family="text">
      <style:text-properties officeooo:rsid="008bc88b"/>
    </style:style>
    <style:style style:name="T5" style:family="text">
      <style:text-properties officeooo:rsid="008ae4a1"/>
    </style:style>
    <style:style style:name="T6" style:family="text">
      <style:text-properties officeooo:rsid="00b8e445"/>
    </style:style>
    <style:style style:name="T7" style:family="text">
      <style:text-properties officeooo:rsid="00af14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OGRAM TAHUNAN</text:p>
      <text:p text:style-name="P20">SATUAN PENDIDIKAN<text:tab/>: SDN. 42 KOTA TERNATE</text:p>
      <text:p text:style-name="P22"><text:span text:style-name="T1">MATA PELAJARAN<text:tab/><text:tab/>: P</text:span><text:span text:style-name="T3">endidikan</text:span><text:span text:style-name="T1"> J</text:span><text:span text:style-name="T3">asmani –</text:span><text:span text:style-name="T1"> O</text:span><text:span text:style-name="T3">lahraga dan </text:span><text:span text:style-name="T1">K</text:span><text:span text:style-name="T3">esehatan</text:span></text:p>
      <text:p text:style-name="P23"><text:span text:style-name="T1">TAHUN PELAJARAN<text:tab/><text:tab/>: 201</text:span><text:span text:style-name="T2">8</text:span><text:span text:style-name="T1"> / 201</text:span><text:span text:style-name="T2">9</text:span></text:p>
      <text:p text:style-name="P21">KELAS<text:tab/><text:tab/><text:tab/>: <text:s/><text:span text:style-name="T7">III</text:span></text:p>
      <text:p text:style-name="P9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2" office:value-type="string">
            <text:p text:style-name="P8">KOMPETENSI INTI</text:p>
          </table:table-cell>
          <table:covered-table-cell/>
          <table:table-cell table:style-name="Table2.A1" table:number-columns-spanned="2" office:value-type="string">
            <text:p text:style-name="P8">KOMPETENSI DASAR</text:p>
          </table:table-cell>
          <table:covered-table-cell/>
          <table:table-cell table:style-name="Table2.A1" office:value-type="string">
            <text:p text:style-name="P8">SEMESTER</text:p>
          </table:table-cell>
          <table:table-cell table:style-name="Table2.A1" office:value-type="string">
            <text:p text:style-name="P17">ALOKASI WAKTU</text:p>
          </table:table-cell>
          <table:table-cell table:style-name="Table2.G1" office:value-type="string">
            <text:p text:style-name="P7">KET<text:bookmark text:name="_GoBack"/></text:p>
          </table:table-cell>
        </table:table-row>
        <table:table-row table:style-name="Table2.2">
          <table:table-cell table:style-name="Table2.A2" office:value-type="string">
            <text:p text:style-name="P2">3.</text:p>
          </table:table-cell>
          <table:table-cell table:style-name="Table2.B2" office:value-type="string">
            <text:p text:style-name="P27">Memahami pengetahuan faktual dengan cara mengamati [mendengar, melihat, membaca] dan menanya berdasarkan rasa ingin tahu tentang dirinya, makhluk ciptaan Tuhan dan kegiatannya, dan benda-benda yang dijumpainya di rumah dan di sekolah</text:p>
          </table:table-cell>
          <table:table-cell table:style-name="Table2.A2" office:value-type="string">
            <text:p text:style-name="P3">3.1</text:p>
          </table:table-cell>
          <table:table-cell table:style-name="Table2.B2" office:value-type="string">
            <text:p text:style-name="P4">Memahami kombinasi gerak dasar lokomotor sesuai dengan konsep</text:p>
            <text:p text:style-name="P4">tubuh, ruang, usaha, dan</text:p>
            <text:p text:style-name="P4">keterhubungan dalam berbagai bentuk permainan sederhana dan</text:p>
            <text:p text:style-name="P4">atau tradisional</text:p>
          </table:table-cell>
          <table:table-cell table:style-name="Table2.E2" table:number-rows-spanned="2" office:value-type="string">
            <text:p text:style-name="P13">1</text:p>
          </table:table-cell>
          <table:table-cell table:style-name="Table2.F2" table:number-rows-spanned="2" office:value-type="string">
            <text:p text:style-name="P15"/>
          </table:table-cell>
          <table:table-cell table:style-name="Table2.G3" table:number-rows-spanned="2" office:value-type="string">
            <text:p text:style-name="P16"/>
          </table:table-cell>
        </table:table-row>
        <table:table-row table:style-name="Table2.2">
          <table:table-cell table:style-name="Table2.A19" table:number-rows-spanned="17" office:value-type="string">
            <text:p text:style-name="P3">4.</text:p>
          </table:table-cell>
          <table:table-cell table:style-name="Table2.B19" table:number-rows-spanned="17" office:value-type="string">
            <text:p text:style-name="P27">Menyajikan pengetahuan faktual dalam bahasa yang jelas, sistematis</text:p>
            <text:p text:style-name="P27">dan logis, dalam karya yang estetis, dalam gerakan yang mencerminkan anak sehat, dan dalam tindakan yang mencerminkan perilaku anak beriman dan berakhlak mulia</text:p>
          </table:table-cell>
          <table:table-cell table:style-name="Table2.C3" office:value-type="string">
            <text:p text:style-name="P5">4.1</text:p>
          </table:table-cell>
          <table:table-cell table:style-name="Table2.D3" office:value-type="string">
            <text:p text:style-name="P4">Mempraktikkan gerak kombinasi gerak dasar lokomotor sesuai dengan konsep tubuh, ruang, usaha, dan keterhubungan dalam berbagai bentuk permainan sederhana dan 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6">3.2</text:p>
          </table:table-cell>
          <table:table-cell table:style-name="Table2.B2" office:value-type="string">
            <text:p text:style-name="P4">Memahami kombinasi gerak dasar non-lokomotor sesuai dengan</text:p>
            <text:p text:style-name="P4">konsep tubuh, ruang, usaha, dan keterhubungan dalam berbagai bentuk permainan sederhana dan</text:p>
            <text:p text:style-name="P4">atau tradisional</text:p>
          </table:table-cell>
          <table:table-cell table:style-name="Table2.E2" table:number-rows-spanned="2" office:value-type="string">
            <text:p text:style-name="P13">1</text:p>
          </table:table-cell>
          <table:table-cell table:style-name="Table2.F2" table:number-rows-spanned="2" office:value-type="string">
            <text:p text:style-name="P15"/>
          </table:table-cell>
          <table:table-cell table:style-name="Table2.G5" table:number-rows-spanned="2" office:value-type="string">
            <text:p text:style-name="P16"/>
          </table:table-cell>
        </table:table-row>
        <table:table-row table:style-name="Table2.2">
          <table:covered-table-cell/>
          <table:covered-table-cell/>
          <table:table-cell table:style-name="Table2.C5" office:value-type="string">
            <text:p text:style-name="P6">4.2</text:p>
          </table:table-cell>
          <table:table-cell table:style-name="Table2.D5" office:value-type="string">
            <text:p text:style-name="P4">Mempraktikkan gerak kombinasi gerak dasar non-lokomotor sesuai</text:p>
            <text:p text:style-name="P4">dengan konsep tubuh, ruang, usaha, dan keterhubungan dalam</text:p>
            <text:p text:style-name="P4">berbagai bentuk <text:soft-page-break/>permainan sederhana dan 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6" office:value-type="string">
            <text:p text:style-name="P6">3.3</text:p>
          </table:table-cell>
          <table:table-cell table:style-name="Table2.D6" office:value-type="string">
            <text:p text:style-name="P4">Memahami kombinasi gerak dasar manipulatif sesuai dengan konsep</text:p>
            <text:p text:style-name="P4">tubuh, ruang, usaha, dan</text:p>
            <text:p text:style-name="P4">keterhubungan dalam berbagai bentuk permainan sederhana dan</text:p>
            <text:p text:style-name="P4">atau tradisional</text:p>
          </table:table-cell>
          <table:table-cell table:style-name="Table2.E2" table:number-rows-spanned="2" office:value-type="string">
            <text:p text:style-name="P13">1</text:p>
          </table:table-cell>
          <table:table-cell table:style-name="Table2.F2" table:number-rows-spanned="2" office:value-type="string">
            <text:p text:style-name="P15"/>
          </table:table-cell>
          <table:table-cell table:style-name="Table2.G7" table:number-rows-spanned="2" office:value-type="string">
            <text:p text:style-name="P16"/>
          </table:table-cell>
        </table:table-row>
        <table:table-row table:style-name="Table2.2">
          <table:covered-table-cell/>
          <table:covered-table-cell/>
          <table:table-cell table:style-name="Table2.C7" office:value-type="string">
            <text:p text:style-name="P6">4.3</text:p>
          </table:table-cell>
          <table:table-cell table:style-name="Table2.D7" office:value-type="string">
            <text:p text:style-name="P4">Mempraktikkan kombinasi gerak dasar manipulatif sesuai dengan</text:p>
            <text:p text:style-name="P4">konsep tubuh, ruang, usaha, dan keterhubungan dalam berbagai bentuk permainan sederhana dan</text:p>
            <text:p text:style-name="P4">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6">3.4</text:p>
          </table:table-cell>
          <table:table-cell table:style-name="Table2.B2" office:value-type="string">
            <text:p text:style-name="P4">Memahami bergerak secara seimbang, lentur, lincah, dan berdaya tahan dalam rangka pengembangan kebugaran jasmani melalui permainan sederhana dan</text:p>
            <text:p text:style-name="P4">atau tradisional</text:p>
          </table:table-cell>
          <table:table-cell table:style-name="Table2.E2" table:number-rows-spanned="2" office:value-type="string">
            <text:p text:style-name="P13">1</text:p>
          </table:table-cell>
          <table:table-cell table:style-name="Table2.F2" table:number-rows-spanned="2" office:value-type="string">
            <text:p text:style-name="P15"/>
          </table:table-cell>
          <table:table-cell table:style-name="Table2.G9" table:number-rows-spanned="2" office:value-type="string">
            <text:p text:style-name="P16"/>
          </table:table-cell>
        </table:table-row>
        <table:table-row table:style-name="Table2.2">
          <table:covered-table-cell/>
          <table:covered-table-cell/>
          <table:table-cell table:style-name="Table2.C9" office:value-type="string">
            <text:p text:style-name="P6">4.4</text:p>
          </table:table-cell>
          <table:table-cell table:style-name="Table2.D9" office:value-type="string">
            <text:p text:style-name="P4">Mempraktikkan bergerak secara seimbang, lentur, lincah, dan berdaya tahan dalam rangka pengembangan kebugaran jasmani melalui permainan sederhana dan</text:p>
            <text:p text:style-name="P4">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10" office:value-type="string">
            <text:p text:style-name="P6">3.5</text:p>
          </table:table-cell>
          <table:table-cell table:style-name="Table2.D10" office:value-type="string">
            <text:p text:style-name="P4">Memahami kombinasi berbagai pola gerak dominan (bertumpu,</text:p>
            <text:p text:style-name="P4">bergantung, keseimbangan, berpindah / lokomotor, tolakan, putaran, ayunan, <text:soft-page-break/>melayang, dan mendarat) dalam aktivitas senam lantai</text:p>
          </table:table-cell>
          <table:table-cell table:style-name="Table2.F2" office:value-type="string">
            <text:p text:style-name="P13">1</text:p>
          </table:table-cell>
          <table:table-cell table:style-name="Table2.F2" office:value-type="string">
            <text:p text:style-name="P15"/>
          </table:table-cell>
          <table:table-cell table:style-name="Table2.G10" office:value-type="string">
            <text:p text:style-name="P16"/>
          </table:table-cell>
        </table:table-row>
        <table:table-row table:style-name="Table2.2">
          <table:covered-table-cell/>
          <table:covered-table-cell/>
          <table:table-cell table:style-name="Table2.C11" office:value-type="string">
            <text:p text:style-name="P6">4.5</text:p>
          </table:table-cell>
          <table:table-cell table:style-name="Table2.D11" office:value-type="string">
            <text:p text:style-name="P4">Mempraktikkan kombinasi berbagai</text:p>
            <text:p text:style-name="P4">pola gerak dominan (bertumpu, bergantung, keseimbangan,</text:p>
            <text:p text:style-name="P4">berpindah/lokomotor, tolakan, putaran, ayunan, melayang, dan mendarat) dalam aktivitas senam</text:p>
            <text:p text:style-name="P4">lantai</text:p>
          </table:table-cell>
          <table:table-cell table:style-name="Table2.F2" office:value-type="string">
            <text:p text:style-name="P14"/>
          </table:table-cell>
          <table:table-cell table:style-name="Table2.F2" office:value-type="string">
            <text:p text:style-name="P15"/>
          </table:table-cell>
          <table:table-cell table:style-name="Table2.G11" office:value-type="string">
            <text:p text:style-name="P16"/>
          </table:table-cell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6">3.6</text:p>
          </table:table-cell>
          <table:table-cell table:style-name="Table2.B2" office:value-type="string">
            <text:p text:style-name="P4">Memahami penggunaan kombinasi gerak dasar lokomotor, non-</text:p>
            <text:p text:style-name="P4">lokomotor dan manipulatif sesuai dengan irama (ketukan) tanpa/dengan musik dalam aktivitas gerak berirama</text:p>
          </table:table-cell>
          <table:table-cell table:style-name="Table2.E2" table:number-rows-spanned="2" office:value-type="string">
            <text:p text:style-name="P12">2</text:p>
          </table:table-cell>
          <table:table-cell table:style-name="Table2.F2" table:number-rows-spanned="2" office:value-type="string">
            <text:p text:style-name="P15"/>
          </table:table-cell>
          <table:table-cell table:style-name="Table2.G13" table:number-rows-spanned="2" office:value-type="string">
            <text:p text:style-name="P16"/>
          </table:table-cell>
        </table:table-row>
        <table:table-row table:style-name="Table2.2">
          <table:covered-table-cell/>
          <table:covered-table-cell/>
          <table:table-cell table:style-name="Table2.C13" office:value-type="string">
            <text:p text:style-name="P6">4.6</text:p>
          </table:table-cell>
          <table:table-cell table:style-name="Table2.D13" office:value-type="string">
            <text:p text:style-name="P4">Mempraktikkan penggunaan kombinasi gerak dasar lokomotor,</text:p>
            <text:p text:style-name="P4">non-lokomotor dan manipulatif sesuai dengan irama (ketukan) tanpa/dengan musik dalam</text:p>
            <text:p text:style-name="P4">aktivitas gerak berirama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6">3.7</text:p>
          </table:table-cell>
          <table:table-cell table:style-name="Table2.B2" office:value-type="string">
            <text:p text:style-name="P4">Memahami prosedur gerak dasar mengambang (water trappen) dan meluncur di air serta menjaga</text:p>
            <text:p text:style-name="P4">keselamatan diri/orang lain dalam aktivitas air***</text:p>
          </table:table-cell>
          <table:table-cell table:style-name="Table2.E14" table:number-rows-spanned="2" office:value-type="string">
            <text:p text:style-name="P12">2</text:p>
          </table:table-cell>
          <table:table-cell table:style-name="Table2.F2" table:number-rows-spanned="2" office:value-type="string">
            <text:p text:style-name="P15"/>
          </table:table-cell>
          <table:table-cell table:style-name="Table2.G15" table:number-rows-spanned="2" office:value-type="string">
            <text:p text:style-name="P16"/>
          </table:table-cell>
        </table:table-row>
        <table:table-row table:style-name="Table2.2">
          <table:covered-table-cell/>
          <table:covered-table-cell/>
          <table:table-cell table:style-name="Table2.C15" office:value-type="string">
            <text:p text:style-name="P6">4.7</text:p>
          </table:table-cell>
          <table:table-cell table:style-name="Table2.D15" office:value-type="string">
            <text:p text:style-name="P4">Mempraktikkan gerak dasar mengambang (water trappen) dan meluncur di air serta menjaga keselamatan diri/orang lain dalam aktivitas air***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16" office:value-type="string">
            <text:p text:style-name="P6">3.8</text:p>
          </table:table-cell>
          <table:table-cell table:style-name="Table2.D16" office:value-type="string">
            <text:p text:style-name="P4">Memahami bentuk dan manfaat istirahat dan pengisian waktu luang</text:p>
            <text:p text:style-name="P4">untuk menjaga kesehatan</text:p>
          </table:table-cell>
          <table:table-cell table:style-name="Table2.E14" table:number-rows-spanned="2" office:value-type="string">
            <text:p text:style-name="P12">2</text:p>
          </table:table-cell>
          <table:table-cell table:style-name="Table2.F2" table:number-rows-spanned="2" office:value-type="string">
            <text:p text:style-name="P15"/>
          </table:table-cell>
          <table:table-cell table:style-name="Table2.G17" table:number-rows-spanned="2" office:value-type="string">
            <text:p text:style-name="P16"/>
          </table:table-cell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6">4.8</text:p>
          </table:table-cell>
          <table:table-cell table:style-name="Table2.D17" office:value-type="string">
            <text:p text:style-name="P4">Menceritakan bentuk dan manfaat istirahat dan pengisian waktu luang</text:p>
            <text:p text:style-name="P4">untuk menjaga kesehatan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6">3.9</text:p>
          </table:table-cell>
          <table:table-cell table:style-name="Table2.B2" office:value-type="string">
            <text:p text:style-name="P4">Memahami perlunya memilih makanan bergizi dan jajanan sehat untuk menjaga kesehatan tubuh</text:p>
          </table:table-cell>
          <table:table-cell table:style-name="Table2.E14" table:number-rows-spanned="2" office:value-type="string">
            <text:p text:style-name="P12">2</text:p>
          </table:table-cell>
          <table:table-cell table:style-name="Table2.F2" table:number-rows-spanned="2" office:value-type="string">
            <text:p text:style-name="P15"/>
          </table:table-cell>
          <table:table-cell table:style-name="Table2.G19" table:number-rows-spanned="2" office:value-type="string">
            <text:p text:style-name="P16"/>
          </table:table-cell>
        </table:table-row>
        <table:table-row table:style-name="Table2.2">
          <table:covered-table-cell/>
          <table:covered-table-cell/>
          <table:table-cell table:style-name="Table2.C19" office:value-type="string">
            <text:p text:style-name="P6">4.9</text:p>
          </table:table-cell>
          <table:table-cell table:style-name="Table2.D19" office:value-type="string">
            <text:p text:style-name="P4">Menceritakan perlunya memilih makanan bergizi dan jajanan sehat untuk menjaga kesehatan tubuh</text:p>
          </table:table-cell>
          <table:covered-table-cell/>
          <table:covered-table-cell/>
          <table:covered-table-cell/>
        </table:table-row>
      </table:table>
      <text:p text:style-name="P1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>Menyetujui / Mengesahkan</text:p>
            <text:p text:style-name="P24">Kepala Sekolah</text:p>
            <text:p text:style-name="P24"/>
            <text:p text:style-name="P24"/>
            <text:p text:style-name="P18">USMAN, S.Pd</text:p>
            <text:p text:style-name="P24">N<text:span text:style-name="T4">IP</text:span>. <text:span text:style-name="T5">196807151999011002</text:span></text:p>
          </table:table-cell>
          <table:table-cell table:style-name="Table11.A1" office:value-type="string">
            <text:p text:style-name="P25">Ternate, 5 Januri 2019</text:p>
            <text:p text:style-name="P24">Guru Mata Pelajaran</text:p>
            <text:p text:style-name="P24"/>
            <text:p text:style-name="P24"/>
            <text:p text:style-name="P18">NURBAYA AHMAD</text:p>
            <text:p text:style-name="P24"><text:span text:style-name="T6">NIP</text:span>. 196612021987122006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Bookman Old Style" fo:font-family="'Bookman Old Style'" style:font-family-generic="roman" style:font-pitch="variable" fo:font-size="12pt" fo:language="id" fo:country="ID" style:font-size-asian="12pt" style:font-name-complex="Bookman Old Style1" style:font-family-complex="'Bookman Old Style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0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0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0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0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6252in" fo:margin-bottom="0.196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307in" fo:margin-left="0in" fo:margin-right="0in" fo:margin-top="0.5917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host</meta:initial-creator>
    <meta:editing-cycles>151</meta:editing-cycles>
    <meta:creation-date>2017-07-30T15:45:00</meta:creation-date>
    <dc:date>2019-02-01T16:58:48.972736133</dc:date>
    <meta:editing-duration>PT3H58M58S</meta:editing-duration>
    <meta:generator>LibreOffice/6.0.7.3$Linux_X86_64 LibreOffice_project/00m0$Build-3</meta:generator>
    <meta:print-date>2019-02-01T16:58:56.389751001</meta:print-date>
    <meta:document-statistic meta:table-count="2" meta:image-count="0" meta:object-count="0" meta:page-count="4" meta:paragraph-count="92" meta:word-count="479" meta:character-count="3550" meta:non-whitespace-character-count="31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